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genda 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º da Pasta</text:p>
          </table:table-cell>
          <table:table-cell office:value-type="string">
            <text:p> Título</text:p>
          </table:table-cell>
          <table:table-cell office:value-type="string">
            <text:p> Descrição</text:p>
          </table:table-cell>
          <table:table-cell office:value-type="string">
            <text:p>Contage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ciliação </text:p>
          </table:table-cell>
          <table:table-cell office:value-type="string">
            <text:p>1ª Tentativa de conciliaçã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plementação de custas</text:p>
          </table:table-cell>
          <table:table-cell office:value-type="string">
            <text:p>Prazo de 10 dias para complementação de cust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erificar despacho</text:p>
          </table:table-cell>
          <table:table-cell office:value-type="string">
            <text:p>Verificar despach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 Total">
            <text:p> To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number:currency-style style:name="N106P0" style:volatile="true">
      <number:number number:decimal-places="2" number:min-integer-digits="1" number:grouping="true"/>
      <number:text/>
      <number:currency-symbol number:language="pt_br" number:country="PT_BR">R$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pt_br" number:country="PT_BR">R$</number:currency-symbol>
      <style:map style:condition="value()&gt;=0" style:apply-style-name="N106P0"/>
    </number:currency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Legal Case Management 1.0/0.73/db57</meta:generator>
    <meta:creation-date>2006-04-05T19:41:19</meta:creation-date>
    <dc:date>2006-04-05T19:42:20</dc:date>
    <dc:language>en-US</dc:language>
  </office:meta>
</office:document-meta>
</file>